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string">
            <text:p>vrpnc1</text:p>
          </table:table-cell>
          <table:table-cell office:value-type="float" office:value="578.4">
            <text:p>578.4</text:p>
          </table:table-cell>
          <table:table-cell office:value-type="float" office:value="10.2533310459198">
            <text:p>10.25</text:p>
          </table:table-cell>
          <table:table-cell office:value-type="float" office:value="8.64869932417586">
            <text:p>8.65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2</text:p>
          </table:table-cell>
          <table:table-cell office:value-type="float" office:value="925.6">
            <text:p>925.6</text:p>
          </table:table-cell>
          <table:table-cell office:value-type="float" office:value="10.8157938845389">
            <text:p>10.82</text:p>
          </table:table-cell>
          <table:table-cell office:value-type="float" office:value="14.5876660230484">
            <text:p>14.59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3</text:p>
          </table:table-cell>
          <table:table-cell office:value-type="float" office:value="938.8">
            <text:p>938.8</text:p>
          </table:table-cell>
          <table:table-cell office:value-type="float" office:value="13.6369138402692">
            <text:p>13.64</text:p>
          </table:table-cell>
          <table:table-cell office:value-type="float" office:value="11.0317722964173">
            <text:p>11.03</text:p>
          </table:table-cell>
          <table:table-cell office:value-type="float" office:value="928">
            <text:p>9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4</text:p>
          </table:table-cell>
          <table:table-cell office:value-type="float" office:value="1233.2">
            <text:p>1233.2</text:p>
          </table:table-cell>
          <table:table-cell office:value-type="float" office:value="19.9120981700084">
            <text:p>19.91</text:p>
          </table:table-cell>
          <table:table-cell office:value-type="float" office:value="21.1943388667823">
            <text:p>21.19</text:p>
          </table:table-cell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5</text:p>
          </table:table-cell>
          <table:table-cell office:value-type="float" office:value="1625.4">
            <text:p>1625.4</text:p>
          </table:table-cell>
          <table:table-cell office:value-type="float" office:value="25.8741258741259">
            <text:p>25.87</text:p>
          </table:table-cell>
          <table:table-cell office:value-type="float" office:value="20.2188031297602">
            <text:p>20.2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6</text:p>
          </table:table-cell>
          <table:table-cell office:value-type="float" office:value="622.2">
            <text:p>622.2</text:p>
          </table:table-cell>
          <table:table-cell office:value-type="float" office:value="12.0213168176008">
            <text:p>12.02</text:p>
          </table:table-cell>
          <table:table-cell office:value-type="float" office:value="22.5432916851111">
            <text:p>22.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7</text:p>
          </table:table-cell>
          <table:table-cell office:value-type="float" office:value="1043.2">
            <text:p>1043.2</text:p>
          </table:table-cell>
          <table:table-cell office:value-type="float" office:value="14.6776888576203">
            <text:p>14.68</text:p>
          </table:table-cell>
          <table:table-cell office:value-type="float" office:value="18.3084679861533">
            <text:p>18.31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8</text:p>
          </table:table-cell>
          <table:table-cell office:value-type="float" office:value="1005.6">
            <text:p>1005.6</text:p>
          </table:table-cell>
          <table:table-cell office:value-type="float" office:value="16.1281382081899">
            <text:p>16.13</text:p>
          </table:table-cell>
          <table:table-cell office:value-type="float" office:value="12.5019998400256">
            <text:p>12.50</text:p>
          </table:table-cell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9</text:p>
          </table:table-cell>
          <table:table-cell office:value-type="float" office:value="1388.4">
            <text:p>1388.4</text:p>
          </table:table-cell>
          <table:table-cell office:value-type="float" office:value="19.4271214141327">
            <text:p>19.43</text:p>
          </table:table-cell>
          <table:table-cell office:value-type="float" office:value="8.5615419172016">
            <text:p>8.56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10</text:p>
          </table:table-cell>
          <table:table-cell office:value-type="float" office:value="1733.2">
            <text:p>1733.2</text:p>
          </table:table-cell>
          <table:table-cell office:value-type="float" office:value="24.1680696349894">
            <text:p>24.17</text:p>
          </table:table-cell>
          <table:table-cell office:value-type="float" office:value="19.929877069365">
            <text:p>19.93</text:p>
          </table:table-cell>
          <table:table-cell office:value-type="float" office:value="1711">
            <text:p>17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11</text:p>
          </table:table-cell>
          <table:table-cell office:value-type="float" office:value="1146.6">
            <text:p>1146.6</text:p>
          </table:table-cell>
          <table:table-cell office:value-type="float" office:value="10.0267726055791">
            <text:p>10.03</text:p>
          </table:table-cell>
          <table:table-cell office:value-type="float" office:value="24.7042506463969">
            <text:p>24.70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12</text:p>
          </table:table-cell>
          <table:table-cell office:value-type="float" office:value="851.4">
            <text:p>851.4</text:p>
          </table:table-cell>
          <table:table-cell office:value-type="float" office:value="3.88501146956904">
            <text:p>3.89</text:p>
          </table:table-cell>
          <table:table-cell office:value-type="float" office:value="7.23187389270582">
            <text:p>7.23</text:p>
          </table:table-cell>
          <table:table-cell office:value-type="float" office:value="843">
            <text:p>8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13</text:p>
          </table:table-cell>
          <table:table-cell office:value-type="float" office:value="1636.8">
            <text:p>1636.8</text:p>
          </table:table-cell>
          <table:table-cell office:value-type="float" office:value="6.20709345030301">
            <text:p>6.21</text:p>
          </table:table-cell>
          <table:table-cell office:value-type="float" office:value="11.6704755687161">
            <text:p>11.67</text:p>
          </table:table-cell>
          <table:table-cell office:value-type="float" office:value="1621">
            <text:p>1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rpnc14</text:p>
          </table:table-cell>
          <table:table-cell office:value-type="float" office:value="919.6">
            <text:p>919.6</text:p>
          </table:table-cell>
          <table:table-cell office:value-type="float" office:value="6.14402622436142">
            <text:p>6.14</text:p>
          </table:table-cell>
          <table:table-cell office:value-type="float" office:value="5.27257053058563">
            <text:p>5.27</text:p>
          </table:table-cell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string">
            <text:p>vrpnc1</text:p>
          </table:table-cell>
          <table:table-cell office:value-type="float" office:value="524.61">
            <text:p>524.61</text:p>
          </table:table-cell>
          <table:table-cell office:value-type="float" office:value="6.36472808371933">
            <text:p>6.36</text:p>
          </table:table-cell>
          <table:table-cell office:value-type="float" office:value="8.27090600636663">
            <text:p>8.27</text:p>
          </table:table-cell>
          <table:table-cell office:value-type="float" office:value="0">
            <text:p>0</text:p>
          </table:table-cell>
          <table:table-cell office:value-type="float" office:value="1.8012622">
            <text:p>1.8012622</text:p>
          </table:table-cell>
        </table:table-row>
        <table:table-row table:style-name="ro1">
          <table:table-cell office:value-type="string">
            <text:p>vrpnc2</text:p>
          </table:table-cell>
          <table:table-cell office:value-type="float" office:value="835.26">
            <text:p>835.26</text:p>
          </table:table-cell>
          <table:table-cell office:value-type="float" office:value="6.43392476594115">
            <text:p>6.43</text:p>
          </table:table-cell>
          <table:table-cell office:value-type="float" office:value="8.58894236525154">
            <text:p>8.59</text:p>
          </table:table-cell>
          <table:table-cell office:value-type="float" office:value="0">
            <text:p>0</text:p>
          </table:table-cell>
          <table:table-cell office:value-type="float" office:value="3.1302684">
            <text:p>3.1302684</text:p>
          </table:table-cell>
        </table:table-row>
        <table:table-row table:style-name="ro1">
          <table:table-cell office:value-type="string">
            <text:p>vrpnc3</text:p>
          </table:table-cell>
          <table:table-cell office:value-type="float" office:value="826.14">
            <text:p>826.14</text:p>
          </table:table-cell>
          <table:table-cell office:value-type="float" office:value="4.9458929479265">
            <text:p>4.95</text:p>
          </table:table-cell>
          <table:table-cell office:value-type="float" office:value="12.3296293606411">
            <text:p>12.33</text:p>
          </table:table-cell>
          <table:table-cell office:value-type="float" office:value="1">
            <text:p>1</text:p>
          </table:table-cell>
          <table:table-cell office:value-type="float" office:value="5.9422058">
            <text:p>5.9422058</text:p>
          </table:table-cell>
        </table:table-row>
        <table:table-row table:style-name="ro1">
          <table:table-cell office:value-type="string">
            <text:p>vrpnc4</text:p>
          </table:table-cell>
          <table:table-cell office:value-type="float" office:value="1028.42">
            <text:p>1028.42</text:p>
          </table:table-cell>
          <table:table-cell office:value-type="float" office:value="7.5436105871142">
            <text:p>7.54</text:p>
          </table:table-cell>
          <table:table-cell office:value-type="float" office:value="17.0727912720484">
            <text:p>17.07</text:p>
          </table:table-cell>
          <table:table-cell office:value-type="float" office:value="2">
            <text:p>2</text:p>
          </table:table-cell>
          <table:table-cell office:value-type="float" office:value="13.5174736">
            <text:p>13.5174736</text:p>
          </table:table-cell>
        </table:table-row>
        <table:table-row table:style-name="ro1">
          <table:table-cell office:value-type="string">
            <text:p>vrpnc5</text:p>
          </table:table-cell>
          <table:table-cell office:value-type="float" office:value="1291.29">
            <text:p>1291.29</text:p>
          </table:table-cell>
          <table:table-cell office:value-type="float" office:value="5.16615167777959">
            <text:p>5.17</text:p>
          </table:table-cell>
          <table:table-cell office:value-type="float" office:value="24.0619845271008">
            <text:p>24.06</text:p>
          </table:table-cell>
          <table:table-cell office:value-type="float" office:value="11.4">
            <text:p>11.4</text:p>
          </table:table-cell>
          <table:table-cell office:value-type="float" office:value="30.6221452">
            <text:p>30.6221452</text:p>
          </table:table-cell>
        </table:table-row>
        <table:table-row table:style-name="ro1">
          <table:table-cell office:value-type="string">
            <text:p>vrpnc6</text:p>
          </table:table-cell>
          <table:table-cell office:value-type="float" office:value="555.43">
            <text:p>555.43</text:p>
          </table:table-cell>
          <table:table-cell office:value-type="float" office:value="8.20445420665071">
            <text:p>8.20</text:p>
          </table:table-cell>
          <table:table-cell office:value-type="float" office:value="8.38449489584647">
            <text:p>8.38</text:p>
          </table:table-cell>
          <table:table-cell office:value-type="float" office:value="0">
            <text:p>0</text:p>
          </table:table-cell>
          <table:table-cell office:value-type="float" office:value="1.300886">
            <text:p>1.300886</text:p>
          </table:table-cell>
        </table:table-row>
        <table:table-row table:style-name="ro1">
          <table:table-cell office:value-type="string">
            <text:p>vrpnc7</text:p>
          </table:table-cell>
          <table:table-cell office:value-type="float" office:value="909.68">
            <text:p>909.68</text:p>
          </table:table-cell>
          <table:table-cell office:value-type="float" office:value="6.7408319409023">
            <text:p>6.74</text:p>
          </table:table-cell>
          <table:table-cell office:value-type="float" office:value="11.3578401196025">
            <text:p>11.36</text:p>
          </table:table-cell>
          <table:table-cell office:value-type="float" office:value="0.6">
            <text:p>0.6</text:p>
          </table:table-cell>
          <table:table-cell office:value-type="float" office:value="2.3133066">
            <text:p>2.3133066</text:p>
          </table:table-cell>
        </table:table-row>
        <table:table-row table:style-name="ro1">
          <table:table-cell office:value-type="string">
            <text:p>vrpnc8</text:p>
          </table:table-cell>
          <table:table-cell office:value-type="float" office:value="865.94">
            <text:p>865.94</text:p>
          </table:table-cell>
          <table:table-cell office:value-type="float" office:value="3.81781647689216">
            <text:p>3.82</text:p>
          </table:table-cell>
          <table:table-cell office:value-type="float" office:value="14.2111462687946">
            <text:p>14.21</text:p>
          </table:table-cell>
          <table:table-cell office:value-type="float" office:value="3.4">
            <text:p>3.4</text:p>
          </table:table-cell>
          <table:table-cell office:value-type="float" office:value="5.524453">
            <text:p>5.524453</text:p>
          </table:table-cell>
        </table:table-row>
        <table:table-row table:style-name="ro1">
          <table:table-cell office:value-type="string">
            <text:p>vrpnc9</text:p>
          </table:table-cell>
          <table:table-cell office:value-type="float" office:value="1162.55">
            <text:p>1162.55</text:p>
          </table:table-cell>
          <table:table-cell office:value-type="float" office:value="10.9629693346523">
            <text:p>10.96</text:p>
          </table:table-cell>
          <table:table-cell office:value-type="float" office:value="18.4465184293149">
            <text:p>18.45</text:p>
          </table:table-cell>
          <table:table-cell office:value-type="float" office:value="4.8">
            <text:p>4.8</text:p>
          </table:table-cell>
          <table:table-cell office:value-type="float" office:value="9.050009">
            <text:p>9.050009</text:p>
          </table:table-cell>
        </table:table-row>
        <table:table-row table:style-name="ro1">
          <table:table-cell office:value-type="string">
            <text:p>vrpnc10</text:p>
          </table:table-cell>
          <table:table-cell office:value-type="float" office:value="1395.85">
            <text:p>1395.85</text:p>
          </table:table-cell>
          <table:table-cell office:value-type="float" office:value="7.10319876777591">
            <text:p>7.10</text:p>
          </table:table-cell>
          <table:table-cell office:value-type="float" office:value="22.5776408639897">
            <text:p>22.58</text:p>
          </table:table-cell>
          <table:table-cell office:value-type="float" office:value="8">
            <text:p>8</text:p>
          </table:table-cell>
          <table:table-cell office:value-type="float" office:value="21.2127416">
            <text:p>21.2127416</text:p>
          </table:table-cell>
        </table:table-row>
        <table:table-row table:style-name="ro1">
          <table:table-cell office:value-type="string">
            <text:p>vrpnc11</text:p>
          </table:table-cell>
          <table:table-cell office:value-type="float" office:value="1042.11">
            <text:p>1042.11</text:p>
          </table:table-cell>
          <table:table-cell office:value-type="float" office:value="0.085403652205631">
            <text:p>0.09</text:p>
          </table:table-cell>
          <table:table-cell office:value-type="float" office:value="7.66617727495179">
            <text:p>7.67</text:p>
          </table:table-cell>
          <table:table-cell office:value-type="float" office:value="1.2">
            <text:p>1.2</text:p>
          </table:table-cell>
          <table:table-cell office:value-type="float" office:value="9.4872792">
            <text:p>9.4872792</text:p>
          </table:table-cell>
        </table:table-row>
        <table:table-row table:style-name="ro1">
          <table:table-cell office:value-type="string">
            <text:p>vrpnc12</text:p>
          </table:table-cell>
          <table:table-cell office:value-type="float" office:value="819.56">
            <text:p>819.56</text:p>
          </table:table-cell>
          <table:table-cell office:value-type="float" office:value="1.88393772268047">
            <text:p>1.88</text:p>
          </table:table-cell>
          <table:table-cell office:value-type="float" office:value="2.86007125774807">
            <text:p>2.86</text:p>
          </table:table-cell>
          <table:table-cell office:value-type="float" office:value="0">
            <text:p>0</text:p>
          </table:table-cell>
          <table:table-cell office:value-type="float" office:value="5.3454656">
            <text:p>5.3454656</text:p>
          </table:table-cell>
        </table:table-row>
        <table:table-row table:style-name="ro1">
          <table:table-cell office:value-type="string">
            <text:p>vrpnc13</text:p>
          </table:table-cell>
          <table:table-cell office:value-type="float" office:value="1541.14">
            <text:p>1541.14</text:p>
          </table:table-cell>
          <table:table-cell office:value-type="float" office:value="2.45662301932335">
            <text:p>2.46</text:p>
          </table:table-cell>
          <table:table-cell office:value-type="float" office:value="5.181878349793">
            <text:p>5.18</text:p>
          </table:table-cell>
          <table:table-cell office:value-type="float" office:value="2.2">
            <text:p>2.2</text:p>
          </table:table-cell>
          <table:table-cell office:value-type="float" office:value="5.451276">
            <text:p>5.451276</text:p>
          </table:table-cell>
        </table:table-row>
        <table:table-row table:style-name="ro1">
          <table:table-cell office:value-type="string">
            <text:p>vrpnc14</text:p>
          </table:table-cell>
          <table:table-cell office:value-type="float" office:value="866.37">
            <text:p>866.37</text:p>
          </table:table-cell>
          <table:table-cell office:value-type="float" office:value="0.534413703152232">
            <text:p>0.53</text:p>
          </table:table-cell>
          <table:table-cell office:value-type="float" office:value="5.38222699308609">
            <text:p>5.38</text:p>
          </table:table-cell>
          <table:table-cell office:value-type="float" office:value="0.8">
            <text:p>0.8</text:p>
          </table:table-cell>
          <table:table-cell office:value-type="float" office:value="5.0414308">
            <text:p>5.041430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22:31:05</meta:creation-date>
    <dc:date>2012-07-10T22:34:10</dc:date>
    <meta:editing-duration>P0D</meta:editing-duration>
    <meta:editing-cycles>1</meta:editing-cycles>
    <meta:document-statistic meta:table-count="3" meta:cell-count="180" meta:object-count="0"/>
    <meta:generator>LibreOffice/3.5$Linux_X86_64 LibreOffice_project/165a79a-7059095-e13bb37-fef39a4-9503d18</meta:generator>
  </office:meta>
</office:document-meta>
</file>